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4000003186305C0CA.png" manifest:media-type="image/png"/>
  <manifest:file-entry manifest:full-path="Pictures/10000001000002F1000001963E0B3B5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strument Serif" svg:font-family="'Instrument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1.02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386cm" loext:decorative="false"/>
      <style:paragraph-properties style:writing-mode="lr-tb"/>
    </style:style>
    <style:style style:name="gr4" style:family="graphic" style:parent-style-name="standard">
      <style:graphic-properties draw:fill="solid" draw:fill-color="#999999" draw:textarea-horizontal-align="justify" draw:textarea-vertical-align="middle" draw:auto-grow-height="false" fo:min-height="2.29cm" fo:min-width="2.04cm" loext:decorative="fals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1.02cm" fo:min-width="0.77cm" loext:decorative="false"/>
    </style:style>
    <style:style style:name="gr6" style:family="graphic" style:parent-style-name="standard">
      <style:graphic-properties draw:fill="solid" draw:fill-color="#999999" draw:textarea-horizontal-align="justify" draw:textarea-vertical-align="middle" draw:auto-grow-height="false" fo:min-height="0.41cm" fo:min-width="0.16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style:font-name="Instrument Serif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top="0.42cm" fo:margin-bottom="0.35cm"/>
      <style:text-properties style:font-name="Instrument Serif" fo:font-size="18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style:font-name="Instrument Serif" fo:font-size="18pt" style:font-size-asian="10pt" style:font-size-complex="10pt"/>
    </style:style>
    <style:style style:name="P7" style:family="paragraph">
      <loext:graphic-properties draw:fill="solid" draw:fill-color="#999999"/>
      <style:paragraph-properties fo:text-align="center"/>
    </style:style>
    <style:style style:name="T1" style:family="text">
      <style:text-properties style:font-name="Instrument Serif" fo:font-size="36pt" fo:font-weight="normal" style:font-size-asian="10pt" style:font-size-complex="10pt" style:font-weight-complex="600"/>
    </style:style>
    <style:style style:name="T2" style:family="text">
      <style:text-properties style:font-name="Instrument Serif" fo:font-size="72pt" style:font-size-asian="10pt" style:font-size-complex="10pt"/>
    </style:style>
    <style:style style:name="T3" style:family="text">
      <style:text-properties style:font-name="Instrument Serif"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61cm" svg:x="0.963cm" svg:y="8.675cm">
          <draw:image xlink:href="Pictures/10000001000002F1000001963E0B3B54.png" xlink:type="simple" xlink:show="embed" xlink:actuate="onLoad" draw:mime-type="image/png">
            <text:p/>
          </draw:image>
        </draw:frame>
        <draw:frame draw:style-name="gr2" draw:text-style-name="P4" draw:layer="layout" svg:width="17.781cm" svg:height="5.624cm" svg:x="2.221cm" svg:y="2.313cm">
          <draw:text-box>
            <text:p text:style-name="P2"><text:span text:style-name="T1">American National Standards Institute</text:span></text:p>
            <text:p text:style-name="P3"><text:span text:style-name="T2"/></text:p>
          </draw:text-box>
        </draw:frame>
        <draw:frame draw:style-name="gr3" draw:text-style-name="P6" draw:layer="layout" svg:width="6.033cm" svg:height="1.081cm" svg:x="12.7cm" svg:y="24.13cm">
          <draw:text-box>
            <text:p text:style-name="P5"><text:span text:style-name="T3">David Richards</text:span></text:p>
          </draw:text-box>
        </draw:frame>
        <draw:custom-shape draw:style-name="gr4" draw:text-style-name="P7" draw:layer="layout" svg:width="2.54cm" svg:height="2.54cm" svg:x="16.51cm" svg:y="22.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27cm" svg:height="1.27cm" svg:x="0.635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3.97cm" svg:y="20.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27cm" svg:height="1.27cm" svg:x="12.7cm" svg:y="22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6cm" svg:height="0.66cm" svg:x="12.04cm" svg:y="24.1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21.59cm" svg:height="27.94cm" svg:x="0cm" svg:y="0.001cm">
          <draw:image xlink:href="Pictures/1000000000000264000003186305C0C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strument Serif" svg:font-family="'Instrument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4cm" fo:margin-bottom="2.54cm" fo:margin-left="2.54cm" fo:margin-right="2.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5:51:45.860689046</meta:creation-date>
    <meta:print-date>2025-12-05T06:22:28.942513073</meta:print-date>
    <dc:date>2025-12-05T06:30:05.645404613</dc:date>
    <meta:editing-duration>PT6M32S</meta:editing-duration>
    <meta:editing-cycles>1</meta:editing-cycles>
    <meta:document-statistic meta:object-count="9"/>
    <meta:generator>LibreOffice/25.8.2.2$Linux_X86_64 LibreOffice_project/580$Build-2</meta:generator>
  </office:meta>
</office:document-meta>
</file>